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3dff5e" officeooo:paragraph-rsid="003dff5e"/>
    </style:style>
    <style:style style:name="P2" style:family="paragraph" style:parent-style-name="Standard">
      <style:text-properties officeooo:rsid="003dff5e" officeooo:paragraph-rsid="003dff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8221584549870254" text:style-name="L1">
        <text:list-header>
          <text:p text:style-name="P1">Donnie Davis</text:p>
          <text:p text:style-name="P1">Nov. 21, 2016 Berkeley County</text:p>
        </text:list-header>
      </text:list>
      <text:p text:style-name="P2"><text:tab/>Larry Peter’s Farm</text:p>
      <text:p text:style-name="P2"><text:tab/>300 Winchester Magnum</text:p>
      <text:p text:style-name="P2"/>
      <text:p text:style-name="P2"><text:tab/>Leon Fox</text:p>
      <text:p text:style-name="P2"><text:tab/>11/28/16</text:p>
      <text:p text:style-name="P2"><text:tab/></text:p>
      <text:p text:style-name="P2"><text:tab/>Cali Kessel</text:p>
      <text:p text:style-name="P2"><text:tab/>11/28/1</text:p>
      <text:p text:style-name="P2"><text:tab/>.243 rifle</text:p>
      <text:p text:style-name="P2"><text:tab/>Kessel, WV</text:p>
      <text:p text:style-name="P2"/>
      <text:p text:style-name="P2"><text:tab/>Kevin Kesecker</text:p>
      <text:p text:style-name="P2"><text:tab/>Nov. 25, 2016</text:p>
      <text:p text:style-name="P2"/>
      <text:p text:style-name="P2"><text:tab/>Kevin Kesecker</text:p>
      <text:p text:style-name="P2"><text:tab/>Nov. 2011</text:p>
      <text:p text:style-name="P2"/>
      <text:p text:style-name="P2"><text:tab/>Jessie Mongold</text:p>
      <text:p text:style-name="P2"><text:tab/>Keller’s Farm</text:p>
      <text:p text:style-name="P2"><text:tab/>Nov. 29, 2016</text:p>
      <text:p text:style-name="P2"/>
      <text:p text:style-name="P2"><text:tab/>J.R. Shockey</text:p>
      <text:p text:style-name="P2"><text:tab/>Nov. 2015</text:p>
      <text:p text:style-name="P2"/>
      <text:p text:style-name="P2"><text:tab/>Michael Teets</text:p>
      <text:p text:style-name="P2"><text:tab/>Nov. 26, 2016</text:p>
      <text:p text:style-name="P2"><text:tab/>Baker Rocks</text:p>
      <text:p text:style-name="P2"/>
      <text:p text:style-name="P2"><text:tab/>Douglas Vance</text:p>
      <text:p text:style-name="P2"><text:tab/>Nov. 2015</text:p>
      <text:p text:style-name="P2"><text:tab/>223 yard shot</text:p>
      <text:p text:style-name="P2"/>
      <text:p text:style-name="P2"><text:tab/>Shot by Curtis Wolfe</text:p>
      <text:p text:style-name="P2"><text:tab/>Dec. 3, 2016</text:p>
      <text:p text:style-name="P2"/>
      <text:p text:style-name="P2"><text:tab/>Shot by Adison Wolfe</text:p>
      <text:p text:style-name="P2"><text:tab/>Nov. 21, 2016</text:p>
      <text:p text:style-name="P2"><text:tab/>Age 7</text:p>
      <text:p text:style-name="P2"/>
      <text:p text:style-name="P2"><text:tab/>Aaliyah’s First Buck</text:p>
      <text:p text:style-name="P2"><text:tab/>2016</text:p>
      <text:p text:style-name="P2"><text:tab/>.243 rifle</text:p>
      <text:p text:style-name="P2"/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21:21.227000000</meta:creation-date>
    <meta:editing-cycles>2</meta:editing-cycles>
    <meta:generator>LibreOffice/5.2.3.3$Windows_x86 LibreOffice_project/d54a8868f08a7b39642414cf2c8ef2f228f780cf</meta:generator>
    <meta:editing-duration>PT8M12S</meta:editing-duration>
    <dc:title>Blank</dc:title>
    <meta:initial-creator>Todd Vance</meta:initial-creator>
    <meta:printed-by>Todd Vance</meta:printed-by>
    <meta:print-date>2017-02-18T16:29:29.063000000</meta:print-date>
    <dc:date>2017-02-18T16:29:33.683000000</dc:date>
    <dc:creator>Todd Vance</dc:creator>
    <meta:document-statistic meta:table-count="0" meta:image-count="0" meta:object-count="0" meta:page-count="1" meta:paragraph-count="35" meta:word-count="79" meta:character-count="454" meta:non-whitespace-character-count="375"/>
    <meta:template xlink:type="simple" xlink:actuate="onRequest" xlink:title="Blank" xlink:href="file:///C:/Users/Todd%20Vance/AppData/Roaming/LibreOffice/4/user/template/Blank.ott" meta:date="2017-02-18T16:21:20.997000000"/>
  </office:meta>
</office:document-meta>
</file>